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FreeSans1" svg:font-family="FreeSans" style:font-family-generic="swiss"/>
    <style:font-face style:name="Courier 10 Pitch1" svg:font-family="'Courier 10 Pitch'" style:font-pitch="fixed"/>
    <style:font-face style:name="Courier 10 Pitch2" svg:font-family="'Courier 10 Pitch'" style:font-adornments="Regular" style:font-pitch="fixed"/>
    <style:font-face style:name="Courier 10 Pitch" svg:font-family="'Courier 10 Pitch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Noto Sans CJK SC Regular1" svg:font-family="'Noto Sans CJK SC Regular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e6e6e6" draw:opacity="100%" draw:textarea-horizontal-align="justify" draw:textarea-vertical-align="top" draw:auto-grow-height="false" fo:min-height="4.068cm" fo:min-width="3.818cm" draw:shadow-opacity="100%"/>
    </style:style>
    <style:style style:name="gr2" style:family="graphic" style:parent-style-name="standard">
      <style:graphic-properties draw:stroke="none" draw:fill-color="#33cc66" draw:opacity="100%" draw:textarea-horizontal-align="justify" draw:textarea-vertical-align="middle" draw:auto-grow-height="false" fo:min-height="1.02cm" fo:min-width="1.786cm" draw:shadow-opacity="100%"/>
    </style:style>
    <style:style style:name="gr3" style:family="graphic" style:parent-style-name="objectwithoutfill">
      <style:graphic-properties svg:stroke-width="0.102cm" svg:stroke-color="#33cc66" draw:marker-start-width="0.509cm" draw:marker-end="Arrow" draw:marker-end-width="0.509cm" draw:fill="none" draw:textarea-vertical-align="middle" fo:padding-top="0.176cm" fo:padding-bottom="0.176cm" fo:padding-left="0.301cm" fo:padding-right="0.301cm"/>
    </style:style>
    <style:style style:name="gr4" style:family="graphic" style:parent-style-name="standard">
      <style:graphic-properties draw:stroke="none" svg:stroke-color="#000000" draw:fill="none" draw:fill-color="#ffffff" fo:min-height="0.762cm"/>
    </style:style>
    <style:style style:name="gr5" style:family="graphic" style:parent-style-name="standard">
      <style:graphic-properties draw:stroke="none" draw:fill-color="#0099ff" draw:opacity="100%" draw:textarea-horizontal-align="justify" draw:textarea-vertical-align="middle" draw:auto-grow-height="false" fo:min-height="1.02cm" fo:min-width="1.786cm" draw:shadow-opacity="100%"/>
    </style:style>
    <style:style style:name="gr6" style:family="graphic" style:parent-style-name="standard">
      <style:graphic-properties draw:textarea-horizontal-align="justify" draw:textarea-vertical-align="middle" draw:auto-grow-height="false" fo:min-height="0.021cm" fo:min-width="0cm"/>
    </style:style>
    <style:style style:name="gr7" style:family="graphic" style:parent-style-name="objectwithoutfill">
      <style:graphic-properties svg:stroke-width="0.102cm" svg:stroke-color="#0099ff" draw:marker-start-width="0.509cm" draw:marker-end="Arrow" draw:marker-end-width="0.509cm" draw:fill="none" draw:textarea-vertical-align="middle" fo:padding-top="0.176cm" fo:padding-bottom="0.176cm" fo:padding-left="0.301cm" fo:padding-right="0.301cm"/>
    </style:style>
    <style:style style:name="gr8" style:family="graphic" style:parent-style-name="objectwithoutfill">
      <style:graphic-properties svg:stroke-width="0.102cm" svg:stroke-color="#0099ff" draw:marker-start-width="0.509cm" draw:marker-end="" draw:marker-end-width="0.509cm" draw:fill="none" draw:textarea-vertical-align="middle" fo:padding-top="0.176cm" fo:padding-bottom="0.176cm" fo:padding-left="0.301cm" fo:padding-right="0.301cm"/>
    </style:style>
    <style:style style:name="gr9" style:family="graphic" style:parent-style-name="objectwithoutfill">
      <style:graphic-properties svg:stroke-width="0.102cm" svg:stroke-color="#33cc66" draw:marker-start-width="0.509cm" draw:marker-end="" draw:marker-end-width="0.509cm" draw:fill="none" draw:textarea-vertical-align="middle" fo:padding-top="0.176cm" fo:padding-bottom="0.176cm" fo:padding-left="0.301cm" fo:padding-right="0.301cm"/>
    </style:style>
    <style:style style:name="gr10" style:family="graphic" style:parent-style-name="standard">
      <style:graphic-properties draw:stroke="none" draw:fill-color="#e6e6e6" draw:opacity="100%" draw:textarea-horizontal-align="justify" draw:textarea-vertical-align="top" draw:auto-grow-height="false" fo:min-height="4.068cm" fo:min-width="3.843cm" draw:shadow-opacity="100%"/>
    </style:style>
    <style:style style:name="gr11" style:family="graphic" style:parent-style-name="standard">
      <style:graphic-properties draw:stroke="none" draw:fill-color="#e6e6e6" draw:opacity="100%" draw:textarea-horizontal-align="justify" draw:textarea-vertical-align="top" draw:auto-grow-height="false" fo:min-height="4.068cm" fo:min-width="3.868cm" draw:shadow-opacity="100%"/>
    </style:style>
    <style:style style:name="gr12" style:family="graphic" style:parent-style-name="standard">
      <style:graphic-properties draw:stroke="none" draw:fill-color="#198a8a" draw:opacity="100%" draw:textarea-horizontal-align="justify" draw:textarea-vertical-align="middle" draw:auto-grow-height="false" fo:min-height="1.782cm" fo:min-width="2.921cm" draw:shadow-opacity="100%"/>
    </style:style>
    <style:style style:name="gr13" style:family="graphic" style:parent-style-name="standard">
      <style:graphic-properties draw:stroke="none" draw:fill="none" draw:fill-color="#198a8a" draw:opacity="100%" draw:textarea-horizontal-align="justify" draw:textarea-vertical-align="middle" draw:auto-grow-height="false" fo:min-height="1.782cm" fo:min-width="2.921cm" draw:shadow-opacity="100%"/>
    </style:style>
    <style:style style:name="gr14" style:family="graphic" style:parent-style-name="standard">
      <style:graphic-properties draw:stroke="none" svg:stroke-color="#000000" draw:fill="none" draw:fill-color="#ffffff" fo:min-height="0.956cm"/>
    </style:style>
    <style:style style:name="gr15" style:family="graphic" style:parent-style-name="standard">
      <style:graphic-properties draw:stroke="none" draw:fill-color="#ff0000" draw:textarea-horizontal-align="justify" draw:textarea-vertical-align="middle" draw:auto-grow-height="false" fo:min-height="0.199cm" fo:min-width="0cm"/>
    </style:style>
    <style:style style:name="gr16" style:family="graphic" style:parent-style-name="objectwithoutfill">
      <style:graphic-properties svg:stroke-width="0.102cm" svg:stroke-color="#ffffff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17" style:family="graphic" style:parent-style-name="standard">
      <style:graphic-properties draw:stroke="none" draw:fill-color="#e6e6e6" draw:opacity="100%" draw:textarea-horizontal-align="justify" draw:textarea-vertical-align="top" draw:auto-grow-height="false" fo:min-height="4.068cm" fo:min-width="3.843cm" draw:shadow-opacity="100%"/>
    </style:style>
    <style:style style:name="gr18" style:family="graphic" style:parent-style-name="standard">
      <style:graphic-properties draw:stroke="none" draw:fill-color="#e6e6e6" draw:opacity="100%" draw:textarea-horizontal-align="justify" draw:textarea-vertical-align="top" draw:auto-grow-height="false" fo:min-height="4.068cm" fo:min-width="3.868cm" draw:shadow-opacity="100%"/>
    </style:style>
    <style:style style:name="gr19" style:family="graphic" style:parent-style-name="standard">
      <style:graphic-properties draw:stroke="none" draw:fill-color="#c0c0c0" draw:textarea-horizontal-align="justify" draw:textarea-vertical-align="middle" draw:auto-grow-height="false" fo:min-height="0.199cm" fo:min-width="0.578cm"/>
    </style:style>
    <style:style style:name="gr20" style:family="graphic" style:parent-style-name="standard">
      <style:graphic-properties draw:stroke="none" draw:fill-color="#c0c0c0" draw:textarea-horizontal-align="justify" draw:textarea-vertical-align="middle" draw:auto-grow-height="false" fo:min-height="0.199cm" fo:min-width="0.309cm"/>
    </style:style>
    <style:style style:name="gr21" style:family="graphic" style:parent-style-name="standard">
      <style:graphic-properties draw:stroke="none" draw:fill-color="#c0c0c0" draw:textarea-horizontal-align="justify" draw:textarea-vertical-align="middle" draw:auto-grow-height="false" fo:min-height="0.199cm" fo:min-width="0.219cm"/>
    </style:style>
    <style:style style:name="gr22" style:family="graphic" style:parent-style-name="standard">
      <style:graphic-properties draw:stroke="none" draw:fill-color="#c0c0c0" draw:textarea-horizontal-align="justify" draw:textarea-vertical-align="middle" draw:auto-grow-height="false" fo:min-height="0.11cm" fo:min-width="0cm"/>
    </style:style>
    <style:style style:name="gr23" style:family="graphic" style:parent-style-name="standard">
      <style:graphic-properties svg:stroke-color="#333333" draw:fill-color="#ffff00" draw:textarea-vertical-align="middle" draw:auto-grow-height="false" fo:min-height="0.07cm" fo:min-width="0cm"/>
    </style:style>
    <style:style style:name="gr24" style:family="graphic" style:parent-style-name="standard">
      <style:graphic-properties draw:stroke="none" svg:stroke-color="#000000" draw:fill="none" draw:fill-color="#ffffff" fo:min-height="0.748cm"/>
    </style:style>
    <style:style style:name="P1" style:family="paragraph">
      <style:paragraph-properties fo:text-align="center"/>
      <style:text-properties fo:color="#999999" fo:font-size="10pt" style:font-size-asian="18pt" style:font-size-complex="18pt"/>
    </style:style>
    <style:style style:name="P2" style:family="paragraph">
      <loext:graphic-properties draw:fill-color="#e6e6e6" draw:opacity="100%"/>
      <style:paragraph-properties fo:text-align="center"/>
      <style:text-properties fo:color="#999999" fo:font-size="10pt" style:font-size-asian="18pt" style:font-size-complex="18pt"/>
    </style:style>
    <style:style style:name="P3" style:family="paragraph">
      <style:paragraph-properties fo:text-align="center"/>
    </style:style>
    <style:style style:name="P4" style:family="paragraph">
      <loext:graphic-properties draw:fill-color="#33cc66" draw:opacity="100%"/>
      <style:paragraph-properties fo:text-align="center"/>
      <style:text-properties fo:color="#ffffff" fo:font-size="14pt" style:font-size-asian="18pt" style:font-size-complex="18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paragraph-properties fo:text-align="center"/>
      <style:text-properties fo:font-size="14pt" fo:font-style="normal" style:font-size-asian="12pt" style:font-size-complex="12pt"/>
    </style:style>
    <style:style style:name="P7" style:family="paragraph">
      <loext:graphic-properties draw:fill-color="#0099ff" draw:opacity="100%"/>
      <style:paragraph-properties fo:text-align="center"/>
      <style:text-properties fo:color="#ffffff" fo:font-size="14pt" style:font-size-asian="18pt" style:font-size-complex="18pt"/>
    </style:style>
    <style:style style:name="P8" style:family="paragraph">
      <style:paragraph-properties fo:text-align="center"/>
      <style:text-properties fo:color="#999999"/>
    </style:style>
    <style:style style:name="P9" style:family="paragraph">
      <loext:graphic-properties draw:fill-color="#198a8a" draw:opacity="100%"/>
      <style:paragraph-properties fo:text-align="center"/>
      <style:text-properties fo:color="#ffffff" fo:font-size="14pt" style:font-size-asian="18pt" style:font-size-complex="18pt"/>
    </style:style>
    <style:style style:name="P10" style:family="paragraph">
      <loext:graphic-properties draw:fill="none" draw:fill-color="#198a8a" draw:opacity="100%"/>
      <style:paragraph-properties fo:text-align="center"/>
      <style:text-properties fo:color="#ffffff" fo:font-size="14pt" style:font-size-asian="18pt" style:font-size-complex="18pt"/>
    </style:style>
    <style:style style:name="P11" style:family="paragraph">
      <style:paragraph-properties fo:text-align="start"/>
    </style:style>
    <style:style style:name="P12" style:family="paragraph">
      <loext:graphic-properties draw:fill="none" draw:fill-color="#ffffff"/>
      <style:paragraph-properties fo:text-align="start"/>
      <style:text-properties style:font-name="Courier 10 Pitch2" fo:font-size="10pt" fo:font-style="normal" style:font-size-asian="12pt" style:font-size-complex="12pt"/>
    </style:style>
    <style:style style:name="P13" style:family="paragraph">
      <loext:graphic-properties draw:fill-color="#ff0000"/>
      <style:paragraph-properties fo:text-align="center"/>
    </style:style>
    <style:style style:name="P14" style:family="paragraph">
      <loext:graphic-properties draw:fill-color="#e6e6e6" draw:opacity="100%"/>
      <style:paragraph-properties fo:text-align="center"/>
      <style:text-properties fo:color="#333333" fo:font-size="10pt" style:font-size-asian="18pt" style:font-size-complex="18pt"/>
    </style:style>
    <style:style style:name="P15" style:family="paragraph">
      <loext:graphic-properties draw:fill-color="#c0c0c0"/>
      <style:paragraph-properties fo:text-align="center"/>
    </style:style>
    <style:style style:name="P16" style:family="paragraph">
      <loext:graphic-properties draw:fill-color="#ffff00"/>
      <style:paragraph-properties fo:text-align="center"/>
    </style:style>
    <style:style style:name="P17" style:family="paragraph">
      <style:text-properties fo:font-size="28pt"/>
    </style:style>
    <style:style style:name="P18" style:family="paragraph">
      <loext:graphic-properties draw:fill="none" draw:fill-color="#ffffff"/>
      <style:paragraph-properties fo:text-align="start"/>
      <style:text-properties style:font-name="Courier 10 Pitch2" fo:font-size="28pt" fo:font-style="normal" style:font-size-asian="12pt" style:font-size-complex="12pt"/>
    </style:style>
    <style:style style:name="T1" style:family="text">
      <style:text-properties fo:color="#999999" fo:font-size="10pt" style:font-size-asian="18pt" style:font-size-complex="18pt"/>
    </style:style>
    <style:style style:name="T2" style:family="text">
      <style:text-properties fo:color="#ffffff" fo:font-size="14pt" style:font-size-asian="18pt" style:font-size-complex="18pt"/>
    </style:style>
    <style:style style:name="T3" style:family="text">
      <style:text-properties fo:color="#ffffff" fo:font-size="10pt" style:font-size-asian="18pt" style:font-size-complex="18pt"/>
    </style:style>
    <style:style style:name="T4" style:family="text">
      <style:text-properties fo:font-size="14pt" fo:font-style="normal" style:font-size-asian="12pt" style:font-size-complex="12pt"/>
    </style:style>
    <style:style style:name="T5" style:family="text">
      <style:text-properties style:font-name="Courier 10 Pitch2" fo:font-size="10pt" fo:font-style="normal" style:font-size-asian="12pt" style:font-size-complex="12pt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Courier 10 Pitch2" fo:font-size="28pt" fo:font-style="normal" fo:text-shadow="none" style:text-underline-style="none" fo:font-weight="normal" style:letter-kerning="true" style:font-name-asian="OpenSymbol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4.318cm" svg:height="4.318cm" svg:x="11.16cm" svg:y="1.635cm">
          <text:p text:style-name="P1"><text:span text:style-name="T1">Apache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2.286cm" svg:height="1.27cm" svg:x="13.7cm" svg:y="2.524cm">
          <text:p text:style-name="P3"><text:span text:style-name="T2">A</text:span></text:p>
          <text:p text:style-name="P3"><text:span text:style-name="T3">/app/a</text:span></text:p>
          <draw:enhanced-geometry svg:viewBox="0 0 21600 21600" draw:type="rectangle" draw:enhanced-path="M 0 0 L 21600 0 21600 21600 0 21600 0 0 Z N"/>
        </draw:custom-shape>
        <draw:line draw:style-name="gr3" draw:text-style-name="P5" draw:layer="layout" svg:x1="8.62cm" svg:y1="2.397cm" svg:x2="11.033cm" svg:y2="3.694cm">
          <text:p/>
        </draw:line>
        <draw:frame draw:style-name="gr4" draw:text-style-name="P6" draw:layer="layout" svg:width="3.148cm" svg:height="1.012cm" svg:x="8.493cm" svg:y="7.731cm">
          <draw:text-box>
            <text:p text:style-name="P3"><text:span text:style-name="T4">?</text:span></text:p>
          </draw:text-box>
        </draw:frame>
        <draw:custom-shape draw:style-name="gr5" draw:text-style-name="P7" draw:layer="layout" svg:width="2.286cm" svg:height="1.27cm" svg:x="13.7cm" svg:y="4.048cm">
          <text:p text:style-name="P3"><text:span text:style-name="T2">B</text:span></text:p>
          <text:p text:style-name="P3"><text:span text:style-name="T3">/app/b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0.381cm" svg:height="0.381cm" svg:x="11.033cm" svg:y="2.5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0.381cm" svg:height="0.381cm" svg:x="11.033cm" svg:y="3.0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0.381cm" svg:height="0.381cm" svg:x="11.033cm" svg:y="3.5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0.381cm" svg:height="0.381cm" svg:x="11.033cm" svg:y="4.0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0.381cm" svg:height="0.381cm" svg:x="11.033cm" svg:y="4.5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0.381cm" svg:height="0.381cm" svg:x="11.033cm" svg:y="5.0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5" draw:layer="layout" svg:x1="8.62cm" svg:y1="6.08cm" svg:x2="11.16cm" svg:y2="5.345cm">
          <text:p/>
        </draw:line>
        <draw:line draw:style-name="gr7" draw:text-style-name="P5" draw:layer="layout" svg:x1="8.62cm" svg:y1="5.953cm" svg:x2="11.16cm" svg:y2="4.683cm">
          <text:p/>
        </draw:line>
        <draw:line draw:style-name="gr8" draw:text-style-name="P5" draw:layer="layout" svg:x1="11.414cm" svg:y1="4.683cm" svg:x2="13.7cm" svg:y2="4.683cm">
          <text:p/>
        </draw:line>
        <draw:line draw:style-name="gr8" draw:text-style-name="P5" draw:layer="layout" svg:x1="11.414cm" svg:y1="5.191cm" svg:x2="13.7cm" svg:y2="5.064cm">
          <text:p/>
        </draw:line>
        <draw:line draw:style-name="gr9" draw:text-style-name="P5" draw:layer="layout" svg:x1="11.414cm" svg:y1="3.667cm" svg:x2="13.7cm" svg:y2="3.54cm">
          <text:p/>
        </draw:line>
        <draw:custom-shape draw:style-name="gr10" draw:text-style-name="P2" draw:layer="layout" svg:width="4.343cm" svg:height="4.318cm" svg:x="11.135cm" svg:y="6.661cm">
          <text:p text:style-name="P8"><text:span text:style-name="T1">Apache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2.286cm" svg:height="1.27cm" svg:x="13.675cm" svg:y="7.55cm">
          <text:p text:style-name="P3"><text:span text:style-name="T2">A</text:span></text:p>
          <text:p text:style-name="P3"><text:span text:style-name="T3">/app/a</text:span></text:p>
          <draw:enhanced-geometry svg:viewBox="0 0 21600 21600" draw:type="rectangle" draw:enhanced-path="M 0 0 L 21600 0 21600 21600 0 21600 0 0 Z N"/>
        </draw:custom-shape>
        <draw:line draw:style-name="gr3" draw:text-style-name="P5" draw:layer="layout" svg:x1="8.595cm" svg:y1="7.423cm" svg:x2="9.89cm" svg:y2="8.112cm">
          <text:p/>
        </draw:line>
        <draw:custom-shape draw:style-name="gr5" draw:text-style-name="P7" draw:layer="layout" svg:width="2.286cm" svg:height="1.27cm" svg:x="13.675cm" svg:y="9.074cm">
          <text:p text:style-name="P3"><text:span text:style-name="T2">B</text:span></text:p>
          <text:p text:style-name="P3"><text:span text:style-name="T3">/app/b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0.381cm" svg:height="0.381cm" svg:x="11.008cm" svg:y="7.5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0.381cm" svg:height="0.381cm" svg:x="11.008cm" svg:y="8.0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0.381cm" svg:height="0.381cm" svg:x="11.008cm" svg:y="8.5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0.381cm" svg:height="0.381cm" svg:x="11.008cm" svg:y="9.0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0.381cm" svg:height="0.381cm" svg:x="11.008cm" svg:y="9.5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0.381cm" svg:height="0.381cm" svg:x="11.008cm" svg:y="10.0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5" draw:layer="layout" svg:x1="8.595cm" svg:y1="11.106cm" svg:x2="11.135cm" svg:y2="10.371cm">
          <text:p/>
        </draw:line>
        <draw:line draw:style-name="gr7" draw:text-style-name="P5" draw:layer="layout" svg:x1="8.595cm" svg:y1="10.979cm" svg:x2="11.135cm" svg:y2="9.709cm">
          <text:p/>
        </draw:line>
        <draw:line draw:style-name="gr8" draw:text-style-name="P5" draw:layer="layout" svg:x1="11.389cm" svg:y1="9.709cm" svg:x2="13.7cm" svg:y2="9.763cm">
          <text:p/>
        </draw:line>
        <draw:line draw:style-name="gr8" draw:text-style-name="P5" draw:layer="layout" svg:x1="11.389cm" svg:y1="10.217cm" svg:x2="13.675cm" svg:y2="10.09cm">
          <text:p/>
        </draw:line>
        <draw:custom-shape draw:style-name="gr11" draw:text-style-name="P2" draw:layer="layout" svg:width="4.368cm" svg:height="4.318cm" svg:x="11.11cm" svg:y="11.787cm">
          <text:p text:style-name="P8"><text:span text:style-name="T1">Apache</text:span></text:p>
          <draw:enhanced-geometry svg:viewBox="0 0 21600 21600" draw:type="rectangle" draw:enhanced-path="M 0 0 L 21600 0 21600 21600 0 21600 0 0 Z N"/>
        </draw:custom-shape>
        <draw:custom-shape draw:style-name="gr12" draw:text-style-name="P9" draw:layer="layout" svg:width="3.421cm" svg:height="2.032cm" draw:transform="rotate (1.5707963267949) translate (10.729cm 15.85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layout" svg:width="2.286cm" svg:height="1.27cm" svg:x="13.65cm" svg:y="12.676cm">
          <text:p text:style-name="P3"><text:span text:style-name="T2">A</text:span></text:p>
          <text:p text:style-name="P3"><text:span text:style-name="T3">/app/a</text:span></text:p>
          <draw:enhanced-geometry svg:viewBox="0 0 21600 21600" draw:type="rectangle" draw:enhanced-path="M 0 0 L 21600 0 21600 21600 0 21600 0 0 Z N"/>
        </draw:custom-shape>
        <draw:line draw:style-name="gr3" draw:text-style-name="P5" draw:layer="layout" svg:x1="8.57cm" svg:y1="12.549cm" svg:x2="11.033cm" svg:y2="13.319cm">
          <text:p/>
        </draw:line>
        <draw:custom-shape draw:style-name="gr5" draw:text-style-name="P7" draw:layer="layout" svg:width="2.286cm" svg:height="1.27cm" svg:x="13.65cm" svg:y="14.2cm">
          <text:p text:style-name="P3"><text:span text:style-name="T2">B</text:span></text:p>
          <text:p text:style-name="P3"><text:span text:style-name="T3">/app/b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0.381cm" svg:height="0.381cm" svg:x="10.983cm" svg:y="12.6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0.381cm" svg:height="0.381cm" svg:x="10.983cm" svg:y="13.1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0.381cm" svg:height="0.381cm" svg:x="10.983cm" svg:y="13.6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0.381cm" svg:height="0.381cm" svg:x="10.983cm" svg:y="14.1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0.381cm" svg:height="0.381cm" svg:x="10.983cm" svg:y="14.6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0.381cm" svg:height="0.381cm" svg:x="10.983cm" svg:y="15.1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5" draw:layer="layout" svg:x1="8.57cm" svg:y1="16.232cm" svg:x2="11.11cm" svg:y2="15.497cm">
          <text:p/>
        </draw:line>
        <draw:line draw:style-name="gr7" draw:text-style-name="P5" draw:layer="layout" svg:x1="8.57cm" svg:y1="16.105cm" svg:x2="11.11cm" svg:y2="14.835cm">
          <text:p/>
        </draw:line>
        <draw:line draw:style-name="gr8" draw:text-style-name="P5" draw:layer="layout" svg:x1="11.364cm" svg:y1="14.835cm" svg:x2="13.7cm" svg:y2="14.843cm">
          <text:p/>
        </draw:line>
        <draw:line draw:style-name="gr8" draw:text-style-name="P5" draw:layer="layout" svg:x1="11.364cm" svg:y1="15.343cm" svg:x2="13.65cm" svg:y2="15.216cm">
          <text:p/>
        </draw:line>
        <draw:line draw:style-name="gr9" draw:text-style-name="P5" draw:layer="layout" svg:x1="11.287cm" svg:y1="13.446cm" svg:x2="13.65cm" svg:y2="13.692cm">
          <text:p/>
        </draw:line>
        <draw:custom-shape draw:style-name="gr13" draw:text-style-name="P10" draw:layer="layout" svg:width="3.421cm" svg:height="2.032cm" draw:transform="rotate (1.5707963267949) translate (10.729cm 15.851cm)">
          <text:p text:style-name="P3"><text:span text:style-name="T2">mod_qos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5" draw:layer="layout" svg:x1="8.57cm" svg:y1="11.005cm" svg:x2="11.16cm" svg:y2="9.255cm">
          <text:p/>
        </draw:line>
        <draw:line draw:style-name="gr7" draw:text-style-name="P5" draw:layer="layout" svg:x1="8.545cm" svg:y1="11.031cm" svg:x2="11.033cm" svg:y2="8.747cm">
          <text:p/>
        </draw:line>
        <draw:line draw:style-name="gr7" draw:text-style-name="P5" draw:layer="layout" svg:x1="8.52cm" svg:y1="11.057cm" svg:x2="11.16cm" svg:y2="8.239cm">
          <text:p/>
        </draw:line>
        <draw:line draw:style-name="gr7" draw:text-style-name="P5" draw:layer="layout" svg:x1="8.495cm" svg:y1="11.083cm" svg:x2="11.16cm" svg:y2="7.858cm">
          <text:p/>
        </draw:line>
        <draw:line draw:style-name="gr8" draw:text-style-name="P5" draw:layer="layout" svg:x1="11.414cm" svg:y1="9.255cm" svg:x2="13.827cm" svg:y2="9.636cm">
          <text:p/>
        </draw:line>
        <draw:line draw:style-name="gr8" draw:text-style-name="P5" draw:layer="layout" svg:x1="11.287cm" svg:y1="8.747cm" svg:x2="13.7cm" svg:y2="9.509cm">
          <text:p/>
        </draw:line>
        <draw:line draw:style-name="gr8" draw:text-style-name="P5" draw:layer="layout" svg:x1="11.287cm" svg:y1="8.239cm" svg:x2="13.7cm" svg:y2="9.509cm">
          <text:p/>
        </draw:line>
        <draw:line draw:style-name="gr8" draw:text-style-name="P5" draw:layer="layout" svg:x1="11.288cm" svg:y1="7.839cm" svg:x2="13.7cm" svg:y2="9.255cm">
          <text:p/>
        </draw:line>
        <draw:line draw:style-name="gr7" draw:text-style-name="P5" draw:layer="layout" svg:x1="8.545cm" svg:y1="16.131cm" svg:x2="11.033cm" svg:y2="14.335cm">
          <text:p/>
        </draw:line>
        <draw:frame draw:style-name="gr14" draw:text-style-name="P12" draw:layer="layout" svg:width="6.223cm" svg:height="1.206cm" svg:x="9.993cm" svg:y="16.131cm">
          <draw:text-box>
            <text:p text:style-name="P11"><text:span text:style-name="T5">QS_LocReques</text:span><text:span text:style-name="T5">tLimit </text:span><text:span text:style-name="T5">/app/a 4</text:span></text:p>
            <text:p text:style-name="P11"><text:span text:style-name="T5">QS_LocReques</text:span><text:span text:style-name="T5">tLimit </text:span><text:span text:style-name="T5">/app/b 4</text:span></text:p>
          </draw:text-box>
        </draw:frame>
        <draw:line draw:style-name="gr7" draw:text-style-name="P5" draw:layer="layout" svg:x1="8.52cm" svg:y1="16.157cm" svg:x2="11.033cm" svg:y2="13.954cm">
          <text:p/>
        </draw:line>
        <draw:line draw:style-name="gr7" draw:text-style-name="P5" draw:layer="layout" svg:x1="8.495cm" svg:y1="16.183cm" svg:x2="10.271cm" svg:y2="13.827cm">
          <text:p/>
        </draw:line>
        <draw:custom-shape draw:style-name="gr15" draw:text-style-name="P13" draw:layer="layout" svg:width="0.635cm" svg:height="0.635cm" svg:x="9.89cm" svg:y="13.44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5" draw:layer="layout" svg:x1="10.017cm" svg:y1="13.763cm" svg:x2="10.398cm" svg:y2="13.763cm">
          <text:p/>
        </draw:line>
        <draw:frame draw:style-name="gr4" draw:text-style-name="P6" draw:layer="layout" svg:width="3.148cm" svg:height="1.012cm" svg:x="3.446cm" svg:y="19.85cm">
          <draw:text-box>
            <text:p text:style-name="P3"><text:span text:style-name="T4">?</text:span></text:p>
          </draw:text-box>
        </draw:frame>
        <draw:custom-shape draw:style-name="gr17" draw:text-style-name="P14" draw:layer="layout" svg:width="4.343cm" svg:height="4.318cm" svg:x="6.088cm" svg:y="18.7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2.286cm" svg:height="1.27cm" svg:x="8.628cm" svg:y="19.669cm">
          <text:p text:style-name="P3"><text:span text:style-name="T2">A</text:span></text:p>
          <text:p text:style-name="P3"><text:span text:style-name="T3">/app/a</text:span></text:p>
          <draw:enhanced-geometry svg:viewBox="0 0 21600 21600" draw:type="rectangle" draw:enhanced-path="M 0 0 L 21600 0 21600 21600 0 21600 0 0 Z N"/>
        </draw:custom-shape>
        <draw:line draw:style-name="gr3" draw:text-style-name="P5" draw:layer="layout" svg:x1="3.548cm" svg:y1="19.542cm" svg:x2="4.843cm" svg:y2="20.231cm">
          <text:p/>
        </draw:line>
        <draw:custom-shape draw:style-name="gr5" draw:text-style-name="P7" draw:layer="layout" svg:width="2.286cm" svg:height="1.27cm" svg:x="8.628cm" svg:y="21.193cm">
          <text:p text:style-name="P3"><text:span text:style-name="T2">B</text:span></text:p>
          <text:p text:style-name="P3"><text:span text:style-name="T3">/app/b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0.381cm" svg:height="0.381cm" svg:x="5.961cm" svg:y="19.6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0.381cm" svg:height="0.381cm" svg:x="5.961cm" svg:y="20.1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0.381cm" svg:height="0.381cm" svg:x="5.961cm" svg:y="20.6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0.381cm" svg:height="0.381cm" svg:x="5.961cm" svg:y="21.1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0.381cm" svg:height="0.381cm" svg:x="5.961cm" svg:y="21.6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0.381cm" svg:height="0.381cm" svg:x="5.961cm" svg:y="22.1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5" draw:layer="layout" svg:x1="3.548cm" svg:y1="23.225cm" svg:x2="6.088cm" svg:y2="22.49cm">
          <text:p/>
        </draw:line>
        <draw:line draw:style-name="gr7" draw:text-style-name="P5" draw:layer="layout" svg:x1="3.548cm" svg:y1="23.098cm" svg:x2="6.088cm" svg:y2="21.828cm">
          <text:p/>
        </draw:line>
        <draw:line draw:style-name="gr8" draw:text-style-name="P5" draw:layer="layout" svg:x1="6.342cm" svg:y1="21.828cm" svg:x2="8.653cm" svg:y2="21.882cm">
          <text:p/>
        </draw:line>
        <draw:line draw:style-name="gr8" draw:text-style-name="P5" draw:layer="layout" svg:x1="6.342cm" svg:y1="22.336cm" svg:x2="8.628cm" svg:y2="22.209cm">
          <text:p/>
        </draw:line>
        <draw:line draw:style-name="gr7" draw:text-style-name="P5" draw:layer="layout" svg:x1="3.523cm" svg:y1="23.124cm" svg:x2="6.113cm" svg:y2="21.374cm">
          <text:p/>
        </draw:line>
        <draw:line draw:style-name="gr7" draw:text-style-name="P5" draw:layer="layout" svg:x1="3.498cm" svg:y1="23.15cm" svg:x2="5.986cm" svg:y2="20.866cm">
          <text:p/>
        </draw:line>
        <draw:line draw:style-name="gr7" draw:text-style-name="P5" draw:layer="layout" svg:x1="3.473cm" svg:y1="23.176cm" svg:x2="6.113cm" svg:y2="20.358cm">
          <text:p/>
        </draw:line>
        <draw:line draw:style-name="gr7" draw:text-style-name="P5" draw:layer="layout" svg:x1="3.448cm" svg:y1="23.202cm" svg:x2="6.113cm" svg:y2="19.977cm">
          <text:p/>
        </draw:line>
        <draw:line draw:style-name="gr8" draw:text-style-name="P5" draw:layer="layout" svg:x1="6.367cm" svg:y1="21.374cm" svg:x2="8.78cm" svg:y2="21.755cm">
          <text:p/>
        </draw:line>
        <draw:line draw:style-name="gr8" draw:text-style-name="P5" draw:layer="layout" svg:x1="6.24cm" svg:y1="20.866cm" svg:x2="8.653cm" svg:y2="21.628cm">
          <text:p/>
        </draw:line>
        <draw:line draw:style-name="gr8" draw:text-style-name="P5" draw:layer="layout" svg:x1="6.24cm" svg:y1="20.358cm" svg:x2="8.653cm" svg:y2="21.628cm">
          <text:p/>
        </draw:line>
        <draw:line draw:style-name="gr8" draw:text-style-name="P5" draw:layer="layout" svg:x1="6.241cm" svg:y1="19.958cm" svg:x2="8.653cm" svg:y2="21.374cm">
          <text:p/>
        </draw:line>
        <draw:custom-shape draw:style-name="gr18" draw:text-style-name="P14" draw:layer="layout" svg:width="4.368cm" svg:height="4.318cm" svg:x="15.652cm" svg:y="18.78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9" draw:layer="layout" svg:width="3.421cm" svg:height="2.032cm" draw:transform="rotate (1.5707963267949) translate (15.271cm 22.84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layout" svg:width="2.286cm" svg:height="1.27cm" svg:x="18.192cm" svg:y="19.669cm">
          <text:p text:style-name="P3"><text:span text:style-name="T2">A</text:span></text:p>
          <text:p text:style-name="P3"><text:span text:style-name="T3">/app/a</text:span></text:p>
          <draw:enhanced-geometry svg:viewBox="0 0 21600 21600" draw:type="rectangle" draw:enhanced-path="M 0 0 L 21600 0 21600 21600 0 21600 0 0 Z N"/>
        </draw:custom-shape>
        <draw:line draw:style-name="gr3" draw:text-style-name="P5" draw:layer="layout" svg:x1="13.112cm" svg:y1="19.542cm" svg:x2="15.575cm" svg:y2="20.312cm">
          <text:p/>
        </draw:line>
        <draw:custom-shape draw:style-name="gr5" draw:text-style-name="P7" draw:layer="layout" svg:width="2.286cm" svg:height="1.27cm" svg:x="18.192cm" svg:y="21.193cm">
          <text:p text:style-name="P3"><text:span text:style-name="T2">B</text:span></text:p>
          <text:p text:style-name="P3"><text:span text:style-name="T3">/app/b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0.381cm" svg:height="0.381cm" svg:x="15.525cm" svg:y="19.6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0.381cm" svg:height="0.381cm" svg:x="15.525cm" svg:y="20.1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0.381cm" svg:height="0.381cm" svg:x="15.525cm" svg:y="20.6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0.381cm" svg:height="0.381cm" svg:x="15.525cm" svg:y="21.1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0.381cm" svg:height="0.381cm" svg:x="15.525cm" svg:y="21.6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0.381cm" svg:height="0.381cm" svg:x="15.525cm" svg:y="22.1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5" draw:layer="layout" svg:x1="13.112cm" svg:y1="23.225cm" svg:x2="15.652cm" svg:y2="22.49cm">
          <text:p/>
        </draw:line>
        <draw:line draw:style-name="gr7" draw:text-style-name="P5" draw:layer="layout" svg:x1="13.112cm" svg:y1="23.098cm" svg:x2="15.652cm" svg:y2="21.828cm">
          <text:p/>
        </draw:line>
        <draw:line draw:style-name="gr8" draw:text-style-name="P5" draw:layer="layout" svg:x1="15.906cm" svg:y1="21.828cm" svg:x2="18.242cm" svg:y2="21.836cm">
          <text:p/>
        </draw:line>
        <draw:line draw:style-name="gr8" draw:text-style-name="P5" draw:layer="layout" svg:x1="15.906cm" svg:y1="22.336cm" svg:x2="18.192cm" svg:y2="22.209cm">
          <text:p/>
        </draw:line>
        <draw:line draw:style-name="gr9" draw:text-style-name="P5" draw:layer="layout" svg:x1="15.829cm" svg:y1="20.439cm" svg:x2="18.192cm" svg:y2="20.685cm">
          <text:p/>
        </draw:line>
        <draw:custom-shape draw:style-name="gr13" draw:text-style-name="P10" draw:layer="layout" svg:width="3.421cm" svg:height="2.032cm" draw:transform="rotate (1.5707963267949) translate (15.271cm 22.844cm)">
          <text:p text:style-name="P3"><text:span text:style-name="T2">mod_qos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5" draw:layer="layout" svg:x1="13.087cm" svg:y1="23.124cm" svg:x2="15.575cm" svg:y2="21.328cm">
          <text:p/>
        </draw:line>
        <draw:frame draw:style-name="gr14" draw:text-style-name="P12" draw:layer="layout" svg:width="6.223cm" svg:height="1.206cm" svg:x="14.535cm" svg:y="23.124cm">
          <draw:text-box>
            <text:p text:style-name="P11"><text:span text:style-name="T5">QS_LocReques</text:span><text:span text:style-name="T5">tLimit </text:span><text:span text:style-name="T5">/app/a</text:span></text:p>
            <text:p text:style-name="P11"><text:span text:style-name="T5">QS_LocReques</text:span><text:span text:style-name="T5">tLimit </text:span><text:span text:style-name="T5">/app/b</text:span></text:p>
          </draw:text-box>
        </draw:frame>
        <draw:line draw:style-name="gr7" draw:text-style-name="P5" draw:layer="layout" svg:x1="13.062cm" svg:y1="23.15cm" svg:x2="15.575cm" svg:y2="20.947cm">
          <text:p/>
        </draw:line>
        <draw:line draw:style-name="gr7" draw:text-style-name="P5" draw:layer="layout" svg:x1="13.037cm" svg:y1="23.176cm" svg:x2="14.589cm" svg:y2="21.193cm">
          <text:p/>
        </draw:line>
        <draw:custom-shape draw:style-name="gr15" draw:text-style-name="P13" draw:layer="layout" svg:width="0.635cm" svg:height="0.635cm" svg:x="14.332cm" svg:y="20.73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5" draw:layer="layout" svg:x1="14.459cm" svg:y1="21.056cm" svg:x2="14.84cm" svg:y2="21.056cm">
          <text:p/>
        </draw:line>
        <draw:custom-shape draw:style-name="gr15" draw:text-style-name="P13" draw:layer="layout" svg:width="0.635cm" svg:height="0.635cm" svg:x="13.733cm" svg:y="20.53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5" draw:layer="layout" svg:x1="13.86cm" svg:y1="20.856cm" svg:x2="14.241cm" svg:y2="20.856cm">
          <text:p/>
        </draw:line>
        <draw:line draw:style-name="gr7" draw:text-style-name="P5" draw:layer="layout" svg:x1="12.938cm" svg:y1="23.098cm" svg:x2="13.954cm" svg:y2="21.193cm">
          <text:p/>
        </draw:line>
        <draw:custom-shape draw:style-name="gr19" draw:text-style-name="P15" draw:layer="layout" svg:width="1.524cm" svg:height="0.635cm" svg:x="15.097cm" svg:y="14.3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5" draw:layer="layout" svg:width="1.143cm" svg:height="0.635cm" svg:x="15.986cm" svg:y="14.4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5" draw:layer="layout" svg:width="1.017cm" svg:height="0.635cm" svg:x="15.732cm" svg:y="14.0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5" draw:layer="layout" svg:width="0.635cm" svg:height="0.508cm" svg:x="15.351cm" svg:y="14.1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5" draw:layer="layout" svg:width="0.508cm" svg:height="0.508cm" svg:x="16.494cm" svg:y="14.2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5" draw:layer="layout" svg:width="1.524cm" svg:height="0.635cm" svg:x="15.097cm" svg:y="9.2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5" draw:layer="layout" svg:width="1.143cm" svg:height="0.635cm" svg:x="15.986cm" svg:y="9.3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5" draw:layer="layout" svg:width="1.017cm" svg:height="0.635cm" svg:x="15.732cm" svg:y="8.9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5" draw:layer="layout" svg:width="0.635cm" svg:height="0.508cm" svg:x="15.351cm" svg:y="9.0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5" draw:layer="layout" svg:width="0.508cm" svg:height="0.508cm" svg:x="16.494cm" svg:y="9.1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6" draw:layer="layout" svg:width="0.508cm" svg:height="1.016cm" svg:x="15.478cm" svg:y="9.255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custom-shape draw:style-name="gr23" draw:text-style-name="P16" draw:layer="layout" svg:width="0.508cm" svg:height="1.016cm" svg:x="15.979cm" svg:y="9.356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custom-shape draw:style-name="gr23" draw:text-style-name="P16" draw:layer="layout" svg:width="0.508cm" svg:height="1.016cm" svg:x="15.479cm" svg:y="14.356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custom-shape draw:style-name="gr23" draw:text-style-name="P16" draw:layer="layout" svg:width="0.508cm" svg:height="1.016cm" svg:x="15.98cm" svg:y="14.457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frame draw:style-name="gr14" draw:text-style-name="P12" draw:layer="layout" svg:width="6.223cm" svg:height="1.206cm" svg:x="9.994cm" svg:y="16.131cm">
          <draw:text-box>
            <text:p text:style-name="P11"><text:span text:style-name="T5">QS_LocReques</text:span><text:span text:style-name="T5">tLimit </text:span><text:span text:style-name="T5">/app/a 4</text:span></text:p>
            <text:p text:style-name="P11"><text:span text:style-name="T5">QS_LocReques</text:span><text:span text:style-name="T5">tLimit </text:span><text:span text:style-name="T5">/app/b 4</text:span></text:p>
          </draw:text-box>
        </draw:frame>
        <draw:frame draw:style-name="gr24" draw:text-style-name="P18" draw:layer="layout" svg:width="1.453cm" svg:height="1.394cm" svg:x="2.468cm" svg:y="18.783cm">
          <draw:text-box>
            <text:p text:style-name="P17"><text:span text:style-name="T6"></text:span></text:p>
          </draw:text-box>
        </draw:frame>
        <draw:frame draw:style-name="gr24" draw:text-style-name="P18" draw:layer="layout" svg:width="1.453cm" svg:height="1.394cm" svg:x="11.969cm" svg:y="18.783cm">
          <draw:text-box>
            <text:p><text:span text:style-name="T6"></text:span></text:p>
          </draw:text-box>
        </draw:frame>
        <draw:frame draw:style-name="gr24" draw:text-style-name="P18" draw:layer="layout" svg:width="1.453cm" svg:height="1.394cm" svg:x="7.477cm" svg:y="11.925cm">
          <draw:text-box>
            <text:p><text:span text:style-name="T6"></text:span></text:p>
          </draw:text-box>
        </draw:frame>
        <draw:frame draw:style-name="gr24" draw:text-style-name="P18" draw:layer="layout" svg:width="1.453cm" svg:height="1.394cm" svg:x="7.478cm" svg:y="6.825cm">
          <draw:text-box>
            <text:p><text:span text:style-name="T6"></text:span></text:p>
          </draw:text-box>
        </draw:frame>
        <draw:frame draw:style-name="gr24" draw:text-style-name="P18" draw:layer="layout" svg:width="1.453cm" svg:height="1.394cm" svg:x="7.479cm" svg:y="1.725cm">
          <draw:text-box>
            <text:p><text:span text:style-name="T6">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FreeSans1" svg:font-family="FreeSans" style:font-family-generic="swiss"/>
    <style:font-face style:name="Courier 10 Pitch1" svg:font-family="'Courier 10 Pitch'" style:font-pitch="fixed"/>
    <style:font-face style:name="Courier 10 Pitch2" svg:font-family="'Courier 10 Pitch'" style:font-adornments="Regular" style:font-pitch="fixed"/>
    <style:font-face style:name="Courier 10 Pitch" svg:font-family="'Courier 10 Pitch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Noto Sans CJK SC Regular1" svg:font-family="'Noto Sans CJK SC Regular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FreeSans" style:font-family-asian="FreeSans" style:font-family-generic-asian="swiss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FreeSans1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1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1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01T10:50:02.145555328</meta:creation-date>
    <dc:date>2018-04-13T07:34:40.768194016</dc:date>
    <meta:editing-duration>PT17H57M21S</meta:editing-duration>
    <meta:editing-cycles>10</meta:editing-cycles>
    <meta:generator>LibreOffice/5.1.6.2$Linux_X86_64 LibreOffice_project/10m0$Build-2</meta:generator>
    <meta:document-statistic meta:object-count="130"/>
  </office:meta>
</office:document-meta>
</file>